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draw:fill="none" fo:min-height="7.98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style:paragraph-properties fo:margin-top="0.106cm" fo:margin-bottom="0.106cm"/>
    </style:style>
    <style:style style:name="P5" style:family="paragraph">
      <loext:graphic-properties draw:fill="none"/>
      <style:paragraph-properties fo:margin-top="0.106cm" fo:margin-bottom="0.106cm"/>
    </style:style>
    <style:style style:name="P6" style:family="paragraph">
      <loext:graphic-properties draw:fill-color="#ffffff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802020" fo:language="none" fo:country="none" fo:font-weight="bold" style:language-asian="none" style:country-asian="none" style:font-weight-asian="bold" style:language-complex="none" style:country-complex="none" style:font-weight-complex="bold"/>
    </style:style>
    <style:style style:name="T4" style:family="text">
      <style:text-properties fo:language="none" fo:country="none" style:language-asian="none" style:country-asian="none" style:language-complex="none" style:country-complex="none"/>
    </style:style>
    <style:style style:name="T5" style:family="text">
      <style:text-properties fo:color="#208080" fo:language="none" fo:country="none" style:language-asian="none" style:country-asian="none" style:language-complex="none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2.78cm" svg:x="1.778cm" svg:y="1.016cm">
          <draw:text-box>
            <text:p text:style-name="P1"><text:span text:style-name="T1"><text:s/></text:span></text:p>
            <text:p text:style-name="P2"><text:span text:style-name="T2"/></text:p>
          </draw:text-box>
        </draw:frame>
        <draw:frame draw:style-name="gr2" draw:text-style-name="P5" draw:layer="layout" svg:width="24.349cm" svg:height="8.231cm" svg:x="1.813cm" svg:y="0.913cm">
          <draw:text-box>
            <text:p text:style-name="P4"><text:span text:style-name="T3">Mar 16:1</text:span><text:span text:style-name="T4">  When the Sabbath was past, Mary Magdalene, Mary the mother of James, and Salome bought spices, so that they might go and anoint him. </text:span></text:p>
            <text:p text:style-name="P4"><text:span text:style-name="T5">Mar 16:2</text:span><text:span text:style-name="T4">  And very early on the first day of the week, when the sun had risen, they went to the tomb. </text:span></text:p>
            <text:p text:style-name="P4"><text:span text:style-name="T5">Mar 16:3</text:span><text:span text:style-name="T4">  And they were saying to one another, “Who will roll away the stone for us from the entrance of the tomb?” </text:span></text:p>
            <text:p text:style-name="P4"><text:span text:style-name="T5">Mar 16:4</text:span><text:span text:style-name="T4">  And looking up, they saw that the stone had been rolled back—it was very large. </text:span></text:p>
            <text:p text:style-name="P4"><text:span text:style-name="T5">Mar 16:5</text:span><text:span text:style-name="T4">  And entering the tomb, they saw a young man sitting on the right side, dressed in a white robe, and they were alarmed. </text:span></text:p>
            <text:p text:style-name="P4"><text:span text:style-name="T5">Mar 16:6</text:span><text:span text:style-name="T4">  And he said to them, “Do not be alarmed. You seek Jesus of Nazareth, who was crucified. He has risen; he is not here. See the place where they laid him. </text:span></text:p>
            <text:p text:style-name="P4"><text:span text:style-name="T5">Mar 16:7</text:span><text:span text:style-name="T4">  But go, tell his disciples and Peter that he is going before you to Galilee. There you will see him, just as he told you.” </text:span></text:p>
            <text:p text:style-name="P4"><text:span text:style-name="T5">Mar 16:8</text:span><text:span text:style-name="T4">  And they went out and fled from the tomb, for trembling and astonishment had seized them, and they said nothing to anyone, for they were afra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4:08:30.743000000</meta:creation-date>
    <dc:title>Blue template</dc:title>
    <meta:editing-duration>PT5M35S</meta:editing-duration>
    <meta:editing-cycles>2</meta:editing-cycles>
    <meta:generator>LibreOffice/6.0.1.1$Windows_X86_64 LibreOffice_project/60bfb1526849283ce2491346ed2aa51c465abfe6</meta:generator>
    <dc:date>2018-03-28T14:14:05.028000000</dc:date>
    <meta:document-statistic meta:object-count="25"/>
  </office:meta>
</office:document-meta>
</file>